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nsalas" svg:font-family="consalas, 'Droid Sans Mono', 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0ffdb6" officeooo:paragraph-rsid="000ffd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4pt" style:text-underline-style="none" fo:font-weight="normal" officeooo:rsid="000ffdb6" officeooo:paragraph-rsid="000ffdb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4pt" style:text-underline-style="none" fo:font-weight="normal" officeooo:rsid="0011bd88" officeooo:paragraph-rsid="0011bd8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4pt" style:text-underline-style="none" fo:font-weight="normal" officeooo:rsid="0011bd88" officeooo:paragraph-rsid="0011c17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1bd88" officeooo:paragraph-rsid="0011bd88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11bd88"/>
    </style:style>
    <style:style style:name="P7" style:family="paragraph" style:parent-style-name="Standard">
      <style:text-properties officeooo:paragraph-rsid="00128b55"/>
    </style:style>
    <style:style style:name="T1" style:family="text">
      <style:text-properties fo:color="#000000" loext:opacity="100%"/>
    </style:style>
    <style:style style:name="T2" style:family="text">
      <style:text-properties officeooo:rsid="0011bd88"/>
    </style:style>
    <style:style style:name="T3" style:family="text">
      <style:text-properties fo:color="#f92672" loext:opacity="100%"/>
    </style:style>
    <style:style style:name="T4" style:family="text">
      <style:text-properties fo:color="#e6db74" loext:opacity="100%"/>
    </style:style>
    <style:style style:name="T5" style:family="text">
      <style:text-properties fo:color="#ae81ff" loext:opacity="100%"/>
    </style:style>
    <style:style style:name="T6" style:family="text">
      <style:text-properties officeooo:rsid="0011c170"/>
    </style:style>
    <style:style style:name="T7" style:family="text">
      <style:text-properties officeooo:rsid="00128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</text:p>
      <text:p text:style-name="P1"/>
      <text:p text:style-name="P2">ansible 10.3.205.1 -m setup <text:span text:style-name="T1">— Просмотр информации о хосте с ip 10.3.205.1</text:span></text:p>
      <text:p text:style-name="P2"/>
      <text:p text:style-name="P3">Копирование файлов на удаленном хосте</text:p>
      <text:p text:style-name="Standard">- hosts: ubuntu-1</text:p>
      <text:p text:style-name="Standard"><text:s text:c="2"/>remote_user: root1 </text:p>
      <text:p text:style-name="Standard"><text:s text:c="2"/>become: yes</text:p>
      <text:p text:style-name="Standard"><text:s text:c="2"/>tasks:</text:p>
      <text:p text:style-name="Standard"><text:s text:c="4"/>- name: Copy<text:span text:style-name="T7">_</text:span>file. <text:span text:style-name="T7">Remote_work_station</text:span></text:p>
      <text:p text:style-name="P7"><text:s text:c="4"/>copy:</text:p>
      <text:p text:style-name="P7"><text:s text:c="6"/>src: /home/root1/test_file</text:p>
      <text:p text:style-name="P7"><text:s text:c="6"/>dest: /tmp/test_file</text:p>
      <text:p text:style-name="Standard"><text:s text:c="6"/>remote_src: yes</text:p>
      <text:p text:style-name="P5"/>
      <text:p text:style-name="P5"/>
      <text:p text:style-name="P4"><text:span text:style-name="T6">Загрузка</text:span> файлов <text:span text:style-name="T6">с</text:span> удаленн<text:span text:style-name="T6">ого</text:span> хост<text:span text:style-name="T6">а</text:span></text:p>
      <text:p text:style-name="Standard">- hosts: ubuntu-1</text:p>
      <text:p text:style-name="Standard"><text:s text:c="2"/>remote_user: root1 </text:p>
      <text:p text:style-name="Standard"><text:s text:c="2"/>become: yes</text:p>
      <text:p text:style-name="Standard"><text:s text:c="2"/>tasks:</text:p>
      <text:p text:style-name="Standard"><text:s text:c="5"/>- name: <text:span text:style-name="T7">Download_</text:span>file</text:p>
      <text:p text:style-name="Standard"><text:s text:c="5"/>fetch:</text:p>
      <text:p text:style-name="Standard"><text:s text:c="8"/>src: /home/root1/.ssh/id_rsa.pub</text:p>
      <text:p text:style-name="Standard"><text:s text:c="8"/>dest: ~/files</text:p>
      <text:p text:style-name="P6"/>
      <text:p text:style-name="P6"><text:s text:c="19"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nsalas" svg:font-family="consalas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6:52.187703189</meta:creation-date>
    <dc:date>2024-01-24T19:18:49.146336998</dc:date>
    <meta:editing-duration>PT32M59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22" meta:word-count="57" meta:character-count="516" meta:non-whitespace-character-count="394"/>
  </office:meta>
</office:document-meta>
</file>